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4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77.5pt"/>
    </style:style>
    <style:style style:name="co4" style:family="table-column">
      <style:table-column-properties fo:break-before="auto" style:column-width="128.2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sensusTime1-" table:style-name="ta1">
        <table:shapes>
          <draw:frame draw:z-index="0" draw:style-name="gr1" draw:text-style-name="P1" svg:width="453.51pt" svg:height="255.09pt" svg:x="98.67pt" svg:y="363.17pt">
            <loext:p draw:notify-on-update-of-ranges="'ConsensusTime1-'.C1:'ConsensusTime1-'.C1 'ConsensusTime1-'.C2:'ConsensusTime1-'.C20 'ConsensusTime1-'.D1:'ConsensusTime1-'.D1 'ConsensusTime1-'.D2:'ConsensusTime1-'.D20 'ConsensusTime1-'.E1:'ConsensusTime1-'.E1 'ConsensusTime1-'.E2:'ConsensusTime1-'.E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ConTimeInSec</text:p>
          </table:table-cell>
          <table:table-cell office:value-type="string" calcext:value-type="string">
            <text:p>Post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End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7200" calcext:value-type="float">
            <text:p>1607200</text:p>
          </table:table-cell>
          <table:table-cell office:value-type="float" office:value="0" calcext:value-type="float">
            <text:p>0</text:p>
          </table:table-cell>
          <table:table-cell table:formula="of:=[.B2]/1000000000" office:value-type="float" office:value="0.0016072" calcext:value-type="float">
            <text:p>0.0016072</text:p>
          </table:table-cell>
          <table:table-cell office:value-type="float" office:value="0.63275703" calcext:value-type="float">
            <text:p>0.63275703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1.53066560897745E+018" calcext:value-type="float">
            <text:p>1.53066560897745E+018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6670674" calcext:value-type="float">
            <text:p>1346670674</text:p>
          </table:table-cell>
          <table:table-cell table:formula="of:=[.F3]-[.E3]-[.D3]" office:value-type="float" office:value="0.459667125" calcext:value-type="float">
            <text:p>0.459667125</text:p>
          </table:table-cell>
          <table:table-cell table:formula="of:=[.B3]/1000000000" office:value-type="float" office:value="1.346670674" calcext:value-type="float">
            <text:p>1.346670674</text:p>
          </table:table-cell>
          <table:table-cell office:value-type="float" office:value="1.304207097" calcext:value-type="float">
            <text:p>1.304207097</text:p>
          </table:table-cell>
          <table:table-cell table:formula="of:=([.H3]-[.H2])/1000000000" office:value-type="float" office:value="3.110544896" calcext:value-type="float">
            <text:p>3.110544896</text:p>
          </table:table-cell>
          <table:table-cell office:value-type="float" office:value="1264" calcext:value-type="float">
            <text:p>1264</text:p>
          </table:table-cell>
          <table:table-cell office:value-type="float" office:value="1.53066561208799E+018" calcext:value-type="float">
            <text:p>1.53066561208799E+0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13193872" calcext:value-type="float">
            <text:p>2113193872</text:p>
          </table:table-cell>
          <table:table-cell table:formula="of:=[.F4]-[.E4]-[.D4]" office:value-type="float" office:value="2.128420849" calcext:value-type="float">
            <text:p>2.128420849</text:p>
          </table:table-cell>
          <table:table-cell table:formula="of:=[.B4]/1000000000" office:value-type="float" office:value="2.113193872" calcext:value-type="float">
            <text:p>2.113193872</text:p>
          </table:table-cell>
          <table:table-cell office:value-type="float" office:value="1.552309119" calcext:value-type="float">
            <text:p>1.552309119</text:p>
          </table:table-cell>
          <table:table-cell table:formula="of:=([.H4]-[.H3])/1000000000" office:value-type="float" office:value="5.79392384" calcext:value-type="float">
            <text:p>5.79392384</text:p>
          </table:table-cell>
          <table:table-cell office:value-type="float" office:value="1266" calcext:value-type="float">
            <text:p>1266</text:p>
          </table:table-cell>
          <table:table-cell office:value-type="float" office:value="1.53066561788191E+018" calcext:value-type="float">
            <text:p>1.53066561788191E+0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23618730" calcext:value-type="float">
            <text:p>2323618730</text:p>
          </table:table-cell>
          <table:table-cell table:formula="of:=[.F5]-[.E5]-[.D5]" office:value-type="float" office:value="-1.810945705" calcext:value-type="float">
            <text:p>-1.810945705</text:p>
          </table:table-cell>
          <table:table-cell table:formula="of:=[.B5]/1000000000" office:value-type="float" office:value="2.32361873" calcext:value-type="float">
            <text:p>2.32361873</text:p>
          </table:table-cell>
          <table:table-cell office:value-type="float" office:value="3.505633535" calcext:value-type="float">
            <text:p>3.505633535</text:p>
          </table:table-cell>
          <table:table-cell table:formula="of:=([.H5]-[.H4])/1000000000" office:value-type="float" office:value="4.01830656" calcext:value-type="float">
            <text:p>4.01830656</text:p>
          </table:table-cell>
          <table:table-cell office:value-type="float" office:value="1267" calcext:value-type="float">
            <text:p>1267</text:p>
          </table:table-cell>
          <table:table-cell office:value-type="float" office:value="1.53066562190022E+018" calcext:value-type="float">
            <text:p>1.53066562190022E+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37228046" calcext:value-type="float">
            <text:p>7037228046</text:p>
          </table:table-cell>
          <table:table-cell table:formula="of:=[.F6]-[.E6]-[.D6]" office:value-type="float" office:value="2.506893268" calcext:value-type="float">
            <text:p>2.506893268</text:p>
          </table:table-cell>
          <table:table-cell table:formula="of:=[.B6]/1000000000" office:value-type="float" office:value="7.037228046" calcext:value-type="float">
            <text:p>7.037228046</text:p>
          </table:table-cell>
          <table:table-cell office:value-type="float" office:value="1.585976606" calcext:value-type="float">
            <text:p>1.585976606</text:p>
          </table:table-cell>
          <table:table-cell table:formula="of:=([.H6]-[.H5])/1000000000" office:value-type="float" office:value="11.13009792" calcext:value-type="float">
            <text:p>11.13009792</text:p>
          </table:table-cell>
          <table:table-cell office:value-type="float" office:value="1267" calcext:value-type="float">
            <text:p>1267</text:p>
          </table:table-cell>
          <table:table-cell office:value-type="float" office:value="1.53066563303032E+018" calcext:value-type="float">
            <text:p>1.53066563303032E+0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897891" calcext:value-type="float">
            <text:p>200897891</text:p>
          </table:table-cell>
          <table:table-cell table:formula="of:=[.F7]-[.E7]-[.D7]" office:value-type="float" office:value="3.125794925" calcext:value-type="float">
            <text:p>3.125794925</text:p>
          </table:table-cell>
          <table:table-cell table:formula="of:=[.B7]/1000000000" office:value-type="float" office:value="0.200897891" calcext:value-type="float">
            <text:p>0.200897891</text:p>
          </table:table-cell>
          <table:table-cell office:value-type="float" office:value="5.713252144" calcext:value-type="float">
            <text:p>5.713252144</text:p>
          </table:table-cell>
          <table:table-cell table:formula="of:=([.H7]-[.H6])/1000000000" office:value-type="float" office:value="9.03994496" calcext:value-type="float">
            <text:p>9.03994496</text:p>
          </table:table-cell>
          <table:table-cell office:value-type="float" office:value="1271" calcext:value-type="float">
            <text:p>1271</text:p>
          </table:table-cell>
          <table:table-cell office:value-type="float" office:value="1.53066564207026E+018" calcext:value-type="float">
            <text:p>1.53066564207026E+0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7047239" calcext:value-type="float">
            <text:p>607047239</text:p>
          </table:table-cell>
          <table:table-cell table:formula="of:=[.F8]-[.E8]-[.D8]" office:value-type="float" office:value="1.417410688" calcext:value-type="float">
            <text:p>1.417410688</text:p>
          </table:table-cell>
          <table:table-cell table:formula="of:=[.B8]/1000000000" office:value-type="float" office:value="0.607047239" calcext:value-type="float">
            <text:p>0.607047239</text:p>
          </table:table-cell>
          <table:table-cell office:value-type="float" office:value="6.713149497" calcext:value-type="float">
            <text:p>6.713149497</text:p>
          </table:table-cell>
          <table:table-cell table:formula="of:=([.H8]-[.H7])/1000000000" office:value-type="float" office:value="8.737607424" calcext:value-type="float">
            <text:p>8.737607424</text:p>
          </table:table-cell>
          <table:table-cell office:value-type="float" office:value="1268" calcext:value-type="float">
            <text:p>1268</text:p>
          </table:table-cell>
          <table:table-cell office:value-type="float" office:value="1.53066565080787E+018" calcext:value-type="float">
            <text:p>1.53066565080787E+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113574479" calcext:value-type="float">
            <text:p>14113574479</text:p>
          </table:table-cell>
          <table:table-cell table:formula="of:=[.F9]-[.E9]-[.D9]" office:value-type="float" office:value="-5.169674193" calcext:value-type="float">
            <text:p>-5.169674193</text:p>
          </table:table-cell>
          <table:table-cell table:formula="of:=[.B9]/1000000000" office:value-type="float" office:value="14.113574479" calcext:value-type="float">
            <text:p>14.113574479</text:p>
          </table:table-cell>
          <table:table-cell office:value-type="float" office:value="5.437146754" calcext:value-type="float">
            <text:p>5.437146754</text:p>
          </table:table-cell>
          <table:table-cell table:formula="of:=([.H9]-[.H8])/1000000000" office:value-type="float" office:value="14.38104704" calcext:value-type="float">
            <text:p>14.38104704</text:p>
          </table:table-cell>
          <table:table-cell office:value-type="float" office:value="1268" calcext:value-type="float">
            <text:p>1268</text:p>
          </table:table-cell>
          <table:table-cell office:value-type="float" office:value="1.53066566518892E+018" calcext:value-type="float">
            <text:p>1.53066566518892E+0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94485250" calcext:value-type="float">
            <text:p>6794485250</text:p>
          </table:table-cell>
          <table:table-cell table:formula="of:=[.F10]-[.E10]-[.D10]" office:value-type="float" office:value="3.037174801" calcext:value-type="float">
            <text:p>3.037174801</text:p>
          </table:table-cell>
          <table:table-cell table:formula="of:=[.B10]/1000000000" office:value-type="float" office:value="6.79448525" calcext:value-type="float">
            <text:p>6.79448525</text:p>
          </table:table-cell>
          <table:table-cell office:value-type="float" office:value="4.576497645" calcext:value-type="float">
            <text:p>4.576497645</text:p>
          </table:table-cell>
          <table:table-cell table:formula="of:=([.H10]-[.H9])/1000000000" office:value-type="float" office:value="14.408157696" calcext:value-type="float">
            <text:p>14.408157696</text:p>
          </table:table-cell>
          <table:table-cell office:value-type="float" office:value="1269" calcext:value-type="float">
            <text:p>1269</text:p>
          </table:table-cell>
          <table:table-cell office:value-type="float" office:value="1.53066567959708E+018" calcext:value-type="float">
            <text:p>1.53066567959708E+0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5088895" calcext:value-type="float">
            <text:p>3025088895</text:p>
          </table:table-cell>
          <table:table-cell table:formula="of:=[.F11]-[.E11]-[.D11]" office:value-type="float" office:value="4.735602534" calcext:value-type="float">
            <text:p>4.735602534</text:p>
          </table:table-cell>
          <table:table-cell table:formula="of:=[.B11]/1000000000" office:value-type="float" office:value="3.025088895" calcext:value-type="float">
            <text:p>3.025088895</text:p>
          </table:table-cell>
          <table:table-cell office:value-type="float" office:value="4.330419483" calcext:value-type="float">
            <text:p>4.330419483</text:p>
          </table:table-cell>
          <table:table-cell table:formula="of:=([.H11]-[.H10])/1000000000" office:value-type="float" office:value="12.091110912" calcext:value-type="float">
            <text:p>12.091110912</text:p>
          </table:table-cell>
          <table:table-cell office:value-type="float" office:value="1269" calcext:value-type="float">
            <text:p>1269</text:p>
          </table:table-cell>
          <table:table-cell office:value-type="float" office:value="1.53066569168819E+018" calcext:value-type="float">
            <text:p>1.53066569168819E+0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0322630" calcext:value-type="float">
            <text:p>830322630</text:p>
          </table:table-cell>
          <table:table-cell table:formula="of:=[.F12]-[.E12]-[.D12]" office:value-type="float" office:value="2.632224473" calcext:value-type="float">
            <text:p>2.632224473</text:p>
          </table:table-cell>
          <table:table-cell table:formula="of:=[.B12]/1000000000" office:value-type="float" office:value="0.83032263" calcext:value-type="float">
            <text:p>0.83032263</text:p>
          </table:table-cell>
          <table:table-cell office:value-type="float" office:value="4.736908641" calcext:value-type="float">
            <text:p>4.736908641</text:p>
          </table:table-cell>
          <table:table-cell table:formula="of:=([.H12]-[.H11])/1000000000" office:value-type="float" office:value="8.199455744" calcext:value-type="float">
            <text:p>8.199455744</text:p>
          </table:table-cell>
          <table:table-cell office:value-type="float" office:value="1270" calcext:value-type="float">
            <text:p>1270</text:p>
          </table:table-cell>
          <table:table-cell office:value-type="float" office:value="1.53066569988764E+018" calcext:value-type="float">
            <text:p>1.53066569988764E+0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917045240" calcext:value-type="float">
            <text:p>18917045240</text:p>
          </table:table-cell>
          <table:table-cell table:formula="of:=[.F13]-[.E13]-[.D13]" office:value-type="float" office:value="-3.851751963" calcext:value-type="float">
            <text:p>-3.851751963</text:p>
          </table:table-cell>
          <table:table-cell table:formula="of:=[.B13]/1000000000" office:value-type="float" office:value="18.91704524" calcext:value-type="float">
            <text:p>18.91704524</text:p>
          </table:table-cell>
          <table:table-cell office:value-type="float" office:value="5.223914787" calcext:value-type="float">
            <text:p>5.223914787</text:p>
          </table:table-cell>
          <table:table-cell table:formula="of:=([.H13]-[.H12])/1000000000" office:value-type="float" office:value="20.289208064" calcext:value-type="float">
            <text:p>20.289208064</text:p>
          </table:table-cell>
          <table:table-cell office:value-type="float" office:value="1271" calcext:value-type="float">
            <text:p>1271</text:p>
          </table:table-cell>
          <table:table-cell office:value-type="float" office:value="1.53066572017685E+018" calcext:value-type="float">
            <text:p>1.53066572017685E+0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6639249" calcext:value-type="float">
            <text:p>306639249</text:p>
          </table:table-cell>
          <table:table-cell table:formula="of:=[.F14]-[.E14]-[.D14]" office:value-type="float" office:value="0.754155202" calcext:value-type="float">
            <text:p>0.754155202</text:p>
          </table:table-cell>
          <table:table-cell table:formula="of:=[.B14]/1000000000" office:value-type="float" office:value="0.306639249" calcext:value-type="float">
            <text:p>0.306639249</text:p>
          </table:table-cell>
          <table:table-cell office:value-type="float" office:value="5.159732397" calcext:value-type="float">
            <text:p>5.159732397</text:p>
          </table:table-cell>
          <table:table-cell table:formula="of:=([.H14]-[.H13])/1000000000" office:value-type="float" office:value="6.220526848" calcext:value-type="float">
            <text:p>6.220526848</text:p>
          </table:table-cell>
          <table:table-cell office:value-type="float" office:value="1271" calcext:value-type="float">
            <text:p>1271</text:p>
          </table:table-cell>
          <table:table-cell office:value-type="float" office:value="1.53066572639738E+018" calcext:value-type="float">
            <text:p>1.53066572639738E+0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5488559" calcext:value-type="float">
            <text:p>905488559</text:p>
          </table:table-cell>
          <table:table-cell table:formula="of:=[.F15]-[.E15]-[.D15]" office:value-type="float" office:value="0.414580153999999" calcext:value-type="float">
            <text:p>0.414580153999999</text:p>
          </table:table-cell>
          <table:table-cell table:formula="of:=[.B15]/1000000000" office:value-type="float" office:value="0.905488559" calcext:value-type="float">
            <text:p>0.905488559</text:p>
          </table:table-cell>
          <table:table-cell office:value-type="float" office:value="5.249876375" calcext:value-type="float">
            <text:p>5.249876375</text:p>
          </table:table-cell>
          <table:table-cell table:formula="of:=([.H15]-[.H14])/1000000000" office:value-type="float" office:value="6.569945088" calcext:value-type="float">
            <text:p>6.569945088</text:p>
          </table:table-cell>
          <table:table-cell office:value-type="float" office:value="1272" calcext:value-type="float">
            <text:p>1272</text:p>
          </table:table-cell>
          <table:table-cell office:value-type="float" office:value="1.53066573296732E+018" calcext:value-type="float">
            <text:p>1.53066573296732E+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9199490" calcext:value-type="float">
            <text:p>829199490</text:p>
          </table:table-cell>
          <table:table-cell table:formula="of:=[.F16]-[.E16]-[.D16]" office:value-type="float" office:value="1.184258388" calcext:value-type="float">
            <text:p>1.184258388</text:p>
          </table:table-cell>
          <table:table-cell table:formula="of:=[.B16]/1000000000" office:value-type="float" office:value="0.82919949" calcext:value-type="float">
            <text:p>0.82919949</text:p>
          </table:table-cell>
          <table:table-cell office:value-type="float" office:value="5.150584362" calcext:value-type="float">
            <text:p>5.150584362</text:p>
          </table:table-cell>
          <table:table-cell table:formula="of:=([.H16]-[.H15])/1000000000" office:value-type="float" office:value="7.16404224" calcext:value-type="float">
            <text:p>7.16404224</text:p>
          </table:table-cell>
          <table:table-cell office:value-type="float" office:value="1273" calcext:value-type="float">
            <text:p>1273</text:p>
          </table:table-cell>
          <table:table-cell office:value-type="float" office:value="1.53066574013137E+018" calcext:value-type="float">
            <text:p>1.53066574013137E+0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19198303" calcext:value-type="float">
            <text:p>3619198303</text:p>
          </table:table-cell>
          <table:table-cell table:formula="of:=[.F17]-[.E17]-[.D17]" office:value-type="float" office:value="-1.272304726" calcext:value-type="float">
            <text:p>-1.272304726</text:p>
          </table:table-cell>
          <table:table-cell table:formula="of:=[.B17]/1000000000" office:value-type="float" office:value="3.619198303" calcext:value-type="float">
            <text:p>3.619198303</text:p>
          </table:table-cell>
          <table:table-cell office:value-type="float" office:value="5.756754679" calcext:value-type="float">
            <text:p>5.756754679</text:p>
          </table:table-cell>
          <table:table-cell table:formula="of:=([.H17]-[.H16])/1000000000" office:value-type="float" office:value="8.103648256" calcext:value-type="float">
            <text:p>8.103648256</text:p>
          </table:table-cell>
          <table:table-cell office:value-type="float" office:value="1273" calcext:value-type="float">
            <text:p>1273</text:p>
          </table:table-cell>
          <table:table-cell office:value-type="float" office:value="1.53066574823501E+018" calcext:value-type="float">
            <text:p>1.53066574823501E+0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7086759" calcext:value-type="float">
            <text:p>607086759</text:p>
          </table:table-cell>
          <table:table-cell table:formula="of:=[.F18]-[.E18]-[.D18]" office:value-type="float" office:value="1.523313677" calcext:value-type="float">
            <text:p>1.523313677</text:p>
          </table:table-cell>
          <table:table-cell table:formula="of:=[.B18]/1000000000" office:value-type="float" office:value="0.607086759" calcext:value-type="float">
            <text:p>0.607086759</text:p>
          </table:table-cell>
          <table:table-cell office:value-type="float" office:value="5.03544046" calcext:value-type="float">
            <text:p>5.03544046</text:p>
          </table:table-cell>
          <table:table-cell table:formula="of:=([.H18]-[.H17])/1000000000" office:value-type="float" office:value="7.165840896" calcext:value-type="float">
            <text:p>7.165840896</text:p>
          </table:table-cell>
          <table:table-cell office:value-type="float" office:value="1274" calcext:value-type="float">
            <text:p>1274</text:p>
          </table:table-cell>
          <table:table-cell office:value-type="float" office:value="1.53066575540085E+018" calcext:value-type="float">
            <text:p>1.53066575540085E+0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108611" calcext:value-type="float">
            <text:p>103108611</text:p>
          </table:table-cell>
          <table:table-cell table:formula="of:=[.F19]-[.E19]-[.D19]" office:value-type="float" office:value="1.288507109" calcext:value-type="float">
            <text:p>1.288507109</text:p>
          </table:table-cell>
          <table:table-cell table:formula="of:=[.B19]/1000000000" office:value-type="float" office:value="0.103108611" calcext:value-type="float">
            <text:p>0.103108611</text:p>
          </table:table-cell>
          <table:table-cell office:value-type="float" office:value="5.191229208" calcext:value-type="float">
            <text:p>5.191229208</text:p>
          </table:table-cell>
          <table:table-cell table:formula="of:=([.H19]-[.H18])/1000000000" office:value-type="float" office:value="6.582844928" calcext:value-type="float">
            <text:p>6.582844928</text:p>
          </table:table-cell>
          <table:table-cell office:value-type="float" office:value="1274" calcext:value-type="float">
            <text:p>1274</text:p>
          </table:table-cell>
          <table:table-cell office:value-type="float" office:value="1.5306657619837E+018" calcext:value-type="float">
            <text:p>1.5306657619837E+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7099560" calcext:value-type="float">
            <text:p>547099560</text:p>
          </table:table-cell>
          <table:table-cell table:formula="of:=[.F20]-[.E20]-[.D20]" office:value-type="float" office:value="0.979222886" calcext:value-type="float">
            <text:p>0.979222886</text:p>
          </table:table-cell>
          <table:table-cell table:formula="of:=[.B20]/1000000000" office:value-type="float" office:value="0.54709956" calcext:value-type="float">
            <text:p>0.54709956</text:p>
          </table:table-cell>
          <table:table-cell office:value-type="float" office:value="5.614230514" calcext:value-type="float">
            <text:p>5.614230514</text:p>
          </table:table-cell>
          <table:table-cell table:formula="of:=([.H20]-[.H19])/1000000000" office:value-type="float" office:value="7.14055296" calcext:value-type="float">
            <text:p>7.14055296</text:p>
          </table:table-cell>
          <table:table-cell office:value-type="float" office:value="1275" calcext:value-type="float">
            <text:p>1275</text:p>
          </table:table-cell>
          <table:table-cell office:value-type="float" office:value="1.53066576912425E+018" calcext:value-type="float">
            <text:p>1.53066576912425E+0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40444918" calcext:value-type="float">
            <text:p>5940444918</text:p>
          </table:table-cell>
          <table:table-cell table:formula="of:=[.F21]-[.E21]-[.D21]" office:value-type="float" office:value="-2.55353628" calcext:value-type="float">
            <text:p>-2.55353628</text:p>
          </table:table-cell>
          <table:table-cell table:formula="of:=[.B21]/1000000000" office:value-type="float" office:value="5.940444918" calcext:value-type="float">
            <text:p>5.940444918</text:p>
          </table:table-cell>
          <table:table-cell office:value-type="float" office:value="4.145678114" calcext:value-type="float">
            <text:p>4.145678114</text:p>
          </table:table-cell>
          <table:table-cell table:formula="of:=([.H21]-[.H20])/1000000000" office:value-type="float" office:value="7.532586752" calcext:value-type="float">
            <text:p>7.532586752</text:p>
          </table:table-cell>
          <table:table-cell office:value-type="float" office:value="1276" calcext:value-type="float">
            <text:p>1276</text:p>
          </table:table-cell>
          <table:table-cell office:value-type="float" office:value="1.53066577665684E+018" calcext:value-type="float">
            <text:p>1.53066577665684E+0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5019071" calcext:value-type="float">
            <text:p>1315019071</text:p>
          </table:table-cell>
          <table:table-cell table:formula="of:=[.F22]-[.E22]-[.D22]" office:value-type="float" office:value="6.557668545" calcext:value-type="float">
            <text:p>6.557668545</text:p>
          </table:table-cell>
          <table:table-cell table:formula="of:=[.B22]/1000000000" office:value-type="float" office:value="1.315019071" calcext:value-type="float">
            <text:p>1.315019071</text:p>
          </table:table-cell>
          <table:table-cell/>
          <table:table-cell table:formula="of:=([.H22]-[.H21])/1000000000" office:value-type="float" office:value="7.872687616" calcext:value-type="float">
            <text:p>7.872687616</text:p>
          </table:table-cell>
          <table:table-cell office:value-type="float" office:value="1276" calcext:value-type="float">
            <text:p>1276</text:p>
          </table:table-cell>
          <table:table-cell office:value-type="float" office:value="1.53066578452953E+018" calcext:value-type="float">
            <text:p>1.53066578452953E+0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4619622" calcext:value-type="float">
            <text:p>304619622</text:p>
          </table:table-cell>
          <table:table-cell table:formula="of:=[.F23]-[.E23]-[.D23]" office:value-type="float" office:value="7.035568794" calcext:value-type="float">
            <text:p>7.035568794</text:p>
          </table:table-cell>
          <table:table-cell table:formula="of:=[.B23]/1000000000" office:value-type="float" office:value="0.304619622" calcext:value-type="float">
            <text:p>0.304619622</text:p>
          </table:table-cell>
          <table:table-cell/>
          <table:table-cell table:formula="of:=([.H23]-[.H22])/1000000000" office:value-type="float" office:value="7.340188416" calcext:value-type="float">
            <text:p>7.340188416</text:p>
          </table:table-cell>
          <table:table-cell office:value-type="float" office:value="1277" calcext:value-type="float">
            <text:p>1277</text:p>
          </table:table-cell>
          <table:table-cell office:value-type="float" office:value="1.53066579186972E+018" calcext:value-type="float">
            <text:p>1.53066579186972E+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66842252" calcext:value-type="float">
            <text:p>1166842252</text:p>
          </table:table-cell>
          <table:table-cell table:formula="of:=[.F24]-[.E24]-[.D24]" office:value-type="float" office:value="6.487145332" calcext:value-type="float">
            <text:p>6.487145332</text:p>
          </table:table-cell>
          <table:table-cell table:formula="of:=[.B24]/1000000000" office:value-type="float" office:value="1.166842252" calcext:value-type="float">
            <text:p>1.166842252</text:p>
          </table:table-cell>
          <table:table-cell/>
          <table:table-cell table:formula="of:=([.H24]-[.H23])/1000000000" office:value-type="float" office:value="7.653987584" calcext:value-type="float">
            <text:p>7.653987584</text:p>
          </table:table-cell>
          <table:table-cell office:value-type="float" office:value="1277" calcext:value-type="float">
            <text:p>1277</text:p>
          </table:table-cell>
          <table:table-cell office:value-type="float" office:value="1.5306657995237E+018" calcext:value-type="float">
            <text:p>1.5306657995237E+0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50038543" calcext:value-type="float">
            <text:p>3850038543</text:p>
          </table:table-cell>
          <table:table-cell table:formula="of:=[.F25]-[.E25]-[.D25]" office:value-type="float" office:value="4.943518961" calcext:value-type="float">
            <text:p>4.943518961</text:p>
          </table:table-cell>
          <table:table-cell table:formula="of:=[.B25]/1000000000" office:value-type="float" office:value="3.850038543" calcext:value-type="float">
            <text:p>3.850038543</text:p>
          </table:table-cell>
          <table:table-cell/>
          <table:table-cell table:formula="of:=([.H25]-[.H24])/1000000000" office:value-type="float" office:value="8.793557504" calcext:value-type="float">
            <text:p>8.793557504</text:p>
          </table:table-cell>
          <table:table-cell office:value-type="float" office:value="1278" calcext:value-type="float">
            <text:p>1278</text:p>
          </table:table-cell>
          <table:table-cell office:value-type="float" office:value="1.53066580831726E+018" calcext:value-type="float">
            <text:p>1.53066580831726E+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9927197" calcext:value-type="float">
            <text:p>909927197</text:p>
          </table:table-cell>
          <table:table-cell table:formula="of:=[.F26]-[.E26]-[.D26]" office:value-type="float" office:value="6.557695459" calcext:value-type="float">
            <text:p>6.557695459</text:p>
          </table:table-cell>
          <table:table-cell table:formula="of:=[.B26]/1000000000" office:value-type="float" office:value="0.909927197" calcext:value-type="float">
            <text:p>0.909927197</text:p>
          </table:table-cell>
          <table:table-cell/>
          <table:table-cell table:formula="of:=([.H26]-[.H25])/1000000000" office:value-type="float" office:value="7.467622656" calcext:value-type="float">
            <text:p>7.467622656</text:p>
          </table:table-cell>
          <table:table-cell office:value-type="float" office:value="1279" calcext:value-type="float">
            <text:p>1279</text:p>
          </table:table-cell>
          <table:table-cell office:value-type="float" office:value="1.53066581578488E+018" calcext:value-type="float">
            <text:p>1.53066581578488E+0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1534199" calcext:value-type="float">
            <text:p>501534199</text:p>
          </table:table-cell>
          <table:table-cell table:formula="of:=[.F27]-[.E27]-[.D27]" office:value-type="float" office:value="7.071908873" calcext:value-type="float">
            <text:p>7.071908873</text:p>
          </table:table-cell>
          <table:table-cell table:formula="of:=[.B27]/1000000000" office:value-type="float" office:value="0.501534199" calcext:value-type="float">
            <text:p>0.501534199</text:p>
          </table:table-cell>
          <table:table-cell/>
          <table:table-cell table:formula="of:=([.H27]-[.H26])/1000000000" office:value-type="float" office:value="7.573443072" calcext:value-type="float">
            <text:p>7.573443072</text:p>
          </table:table-cell>
          <table:table-cell office:value-type="float" office:value="1279" calcext:value-type="float">
            <text:p>1279</text:p>
          </table:table-cell>
          <table:table-cell office:value-type="float" office:value="1.53066582335833E+018" calcext:value-type="float">
            <text:p>1.53066582335833E+0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[.B28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F29]-[.E29]-[.D29]" office:value-type="float" office:value="0" calcext:value-type="float">
            <text:p>0</text:p>
          </table:table-cell>
          <table:table-cell table:formula="of:=[.B29]/1000000000" office:value-type="float" office:value="0" calcext:value-type="float">
            <text:p>0</text:p>
          </table:table-cell>
          <table:table-cell/>
          <table:table-cell table:formula="of:=([.H29]-[.H28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F30]-[.E30]-[.D30]" office:value-type="float" office:value="0" calcext:value-type="float">
            <text:p>0</text:p>
          </table:table-cell>
          <table:table-cell table:formula="of:=[.B30]/1000000000" office:value-type="float" office:value="0" calcext:value-type="float">
            <text:p>0</text:p>
          </table:table-cell>
          <table:table-cell/>
          <table:table-cell table:formula="of:=([.H30]-[.H29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F31]-[.E31]-[.D31]" office:value-type="float" office:value="0" calcext:value-type="float">
            <text:p>0</text:p>
          </table:table-cell>
          <table:table-cell table:formula="of:=[.B31]/1000000000" office:value-type="float" office:value="0" calcext:value-type="float">
            <text:p>0</text:p>
          </table:table-cell>
          <table:table-cell/>
          <table:table-cell table:formula="of:=([.H31]-[.H30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F32]-[.E32]-[.D32]" office:value-type="float" office:value="0" calcext:value-type="float">
            <text:p>0</text:p>
          </table:table-cell>
          <table:table-cell table:formula="of:=[.B32]/1000000000" office:value-type="float" office:value="0" calcext:value-type="float">
            <text:p>0</text:p>
          </table:table-cell>
          <table:table-cell/>
          <table:table-cell table:formula="of:=([.H32]-[.H31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F33]-[.E33]-[.D33]" office:value-type="float" office:value="0" calcext:value-type="float">
            <text:p>0</text:p>
          </table:table-cell>
          <table:table-cell table:formula="of:=[.B33]/1000000000" office:value-type="float" office:value="0" calcext:value-type="float">
            <text:p>0</text:p>
          </table:table-cell>
          <table:table-cell/>
          <table:table-cell table:formula="of:=([.H33]-[.H32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[.F34]-[.E34]-[.D34]" office:value-type="float" office:value="0" calcext:value-type="float">
            <text:p>0</text:p>
          </table:table-cell>
          <table:table-cell table:formula="of:=[.B34]/1000000000" office:value-type="float" office:value="0" calcext:value-type="float">
            <text:p>0</text:p>
          </table:table-cell>
          <table:table-cell/>
          <table:table-cell table:formula="of:=([.H34]-[.H33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[.F35]-[.E35]-[.D35]" office:value-type="float" office:value="0" calcext:value-type="float">
            <text:p>0</text:p>
          </table:table-cell>
          <table:table-cell table:formula="of:=[.B35]/1000000000" office:value-type="float" office:value="0" calcext:value-type="float">
            <text:p>0</text:p>
          </table:table-cell>
          <table:table-cell/>
          <table:table-cell table:formula="of:=([.H35]-[.H34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.F36]-[.E36]-[.D36]" office:value-type="float" office:value="0" calcext:value-type="float">
            <text:p>0</text:p>
          </table:table-cell>
          <table:table-cell table:formula="of:=[.B36]/1000000000" office:value-type="float" office:value="0" calcext:value-type="float">
            <text:p>0</text:p>
          </table:table-cell>
          <table:table-cell/>
          <table:table-cell table:formula="of:=([.H36]-[.H35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F37]-[.E37]-[.D37]" office:value-type="float" office:value="0" calcext:value-type="float">
            <text:p>0</text:p>
          </table:table-cell>
          <table:table-cell table:formula="of:=[.B37]/1000000000" office:value-type="float" office:value="0" calcext:value-type="float">
            <text:p>0</text:p>
          </table:table-cell>
          <table:table-cell/>
          <table:table-cell table:formula="of:=([.H37]-[.H36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[.F38]-[.E38]-[.D38]" office:value-type="float" office:value="0" calcext:value-type="float">
            <text:p>0</text:p>
          </table:table-cell>
          <table:table-cell table:formula="of:=[.B38]/1000000000" office:value-type="float" office:value="0" calcext:value-type="float">
            <text:p>0</text:p>
          </table:table-cell>
          <table:table-cell/>
          <table:table-cell table:formula="of:=([.H38]-[.H37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[.F39]-[.E39]-[.D39]" office:value-type="float" office:value="0" calcext:value-type="float">
            <text:p>0</text:p>
          </table:table-cell>
          <table:table-cell table:formula="of:=[.B39]/1000000000" office:value-type="float" office:value="0" calcext:value-type="float">
            <text:p>0</text:p>
          </table:table-cell>
          <table:table-cell/>
          <table:table-cell table:formula="of:=([.H39]-[.H38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[.F40]-[.E40]-[.D40]" office:value-type="float" office:value="0" calcext:value-type="float">
            <text:p>0</text:p>
          </table:table-cell>
          <table:table-cell table:formula="of:=[.B40]/1000000000" office:value-type="float" office:value="0" calcext:value-type="float">
            <text:p>0</text:p>
          </table:table-cell>
          <table:table-cell/>
          <table:table-cell table:formula="of:=([.H40]-[.H39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F41]-[.E41]-[.D41]" office:value-type="float" office:value="0" calcext:value-type="float">
            <text:p>0</text:p>
          </table:table-cell>
          <table:table-cell table:formula="of:=[.B41]/1000000000" office:value-type="float" office:value="0" calcext:value-type="float">
            <text:p>0</text:p>
          </table:table-cell>
          <table:table-cell/>
          <table:table-cell table:formula="of:=([.H41]-[.H40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[.F42]-[.E42]-[.D42]" office:value-type="float" office:value="0" calcext:value-type="float">
            <text:p>0</text:p>
          </table:table-cell>
          <table:table-cell table:formula="of:=[.B42]/1000000000" office:value-type="float" office:value="0" calcext:value-type="float">
            <text:p>0</text:p>
          </table:table-cell>
          <table:table-cell/>
          <table:table-cell table:formula="of:=([.H42]-[.H41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[.F43]-[.E43]-[.D43]" office:value-type="float" office:value="0" calcext:value-type="float">
            <text:p>0</text:p>
          </table:table-cell>
          <table:table-cell table:formula="of:=[.B43]/1000000000" office:value-type="float" office:value="0" calcext:value-type="float">
            <text:p>0</text:p>
          </table:table-cell>
          <table:table-cell/>
          <table:table-cell table:formula="of:=([.H43]-[.H42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[.F44]-[.E44]-[.D44]" office:value-type="float" office:value="0" calcext:value-type="float">
            <text:p>0</text:p>
          </table:table-cell>
          <table:table-cell table:formula="of:=[.B44]/1000000000" office:value-type="float" office:value="0" calcext:value-type="float">
            <text:p>0</text:p>
          </table:table-cell>
          <table:table-cell/>
          <table:table-cell table:formula="of:=([.H44]-[.H43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[.F45]-[.E45]-[.D45]" office:value-type="float" office:value="0" calcext:value-type="float">
            <text:p>0</text:p>
          </table:table-cell>
          <table:table-cell table:formula="of:=[.B45]/1000000000" office:value-type="float" office:value="0" calcext:value-type="float">
            <text:p>0</text:p>
          </table:table-cell>
          <table:table-cell/>
          <table:table-cell table:formula="of:=([.H45]-[.H44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[.F46]-[.E46]-[.D46]" office:value-type="float" office:value="0" calcext:value-type="float">
            <text:p>0</text:p>
          </table:table-cell>
          <table:table-cell table:formula="of:=[.B46]/1000000000" office:value-type="float" office:value="0" calcext:value-type="float">
            <text:p>0</text:p>
          </table:table-cell>
          <table:table-cell/>
          <table:table-cell table:formula="of:=([.H46]-[.H45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[.F47]-[.E47]-[.D47]" office:value-type="float" office:value="0" calcext:value-type="float">
            <text:p>0</text:p>
          </table:table-cell>
          <table:table-cell table:formula="of:=[.B47]/1000000000" office:value-type="float" office:value="0" calcext:value-type="float">
            <text:p>0</text:p>
          </table:table-cell>
          <table:table-cell/>
          <table:table-cell table:formula="of:=([.H47]-[.H46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[.F48]-[.E48]-[.D48]" office:value-type="float" office:value="0" calcext:value-type="float">
            <text:p>0</text:p>
          </table:table-cell>
          <table:table-cell table:formula="of:=[.B48]/1000000000" office:value-type="float" office:value="0" calcext:value-type="float">
            <text:p>0</text:p>
          </table:table-cell>
          <table:table-cell/>
          <table:table-cell table:formula="of:=([.H48]-[.H47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[.F49]-[.E49]-[.D49]" office:value-type="float" office:value="0" calcext:value-type="float">
            <text:p>0</text:p>
          </table:table-cell>
          <table:table-cell table:formula="of:=[.B49]/1000000000" office:value-type="float" office:value="0" calcext:value-type="float">
            <text:p>0</text:p>
          </table:table-cell>
          <table:table-cell/>
          <table:table-cell table:formula="of:=([.H49]-[.H48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B50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B51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B52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[.B53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B54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[.B55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[.B56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[.B57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[.B58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[.B59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[.B60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[.B61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[.B62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[.B63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[.B64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[.B65]/1000000000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09:15:53.082527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09:17:31.840325572</dc:date>
    <meta:editing-duration>PT35M27S</meta:editing-duration>
    <meta:editing-cycles>6</meta:editing-cycles>
    <meta:generator>LibreOffice/5.2.7.2$Linux_X86_64 LibreOffice_project/20m0$Build-2</meta:generator>
    <meta:document-statistic meta:table-count="1" meta:cell-count="3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top" svg:x="4.695cm" svg:y="0.185cm" style:legend-expansion="wide" chart:style-name="ch2"/>
        <chart:plot-area chart:style-name="ch3" table:cell-range-address="'ConsensusTime1-'.C1:'ConsensusTime1-'.E20" chart:data-source-has-labels="row" svg:x="1.331cm" svg:y="0.963cm" svg:width="14.349cm" svg:height="6.876cm">
          <chartooo:coordinate-region svg:x="2.058cm" svg:y="1.154cm" svg:width="13.435cm" svg:height="6.478cm"/>
          <chart:axis chart:dimension="x" chart:name="primary-x" chart:style-name="ch4">
            <chart:title svg:x="7.971cm" svg:y="8.019cm" chart:style-name="ch5">
              <text:p>Height</text:p>
            </chart:title>
          </chart:axis>
          <chart:axis chart:dimension="y" chart:name="primary-y" chart:style-name="ch4">
            <chart:title svg:x="0.451cm" svg:y="5.159cm" chart:style-name="ch6">
              <text:p>Time(sec)</text:p>
            </chart:title>
            <chart:grid chart:style-name="ch7" chart:class="major"/>
          </chart:axis>
          <chart:series chart:style-name="ch8" chart:values-cell-range-address="'ConsensusTime1-'.C2:'ConsensusTime1-'.C20" chart:label-cell-address="'ConsensusTime1-'.C1:'ConsensusTime1-'.C1" chart:class="chart:area">
            <chart:data-point chart:repeated="19"/>
          </chart:series>
          <chart:series chart:style-name="ch9" chart:values-cell-range-address="'ConsensusTime1-'.D2:'ConsensusTime1-'.D20" chart:label-cell-address="'ConsensusTime1-'.D1:'ConsensusTime1-'.D1" chart:class="chart:area">
            <chart:data-point chart:repeated="19"/>
          </chart:series>
          <chart:series chart:style-name="ch10" chart:values-cell-range-address="'ConsensusTime1-'.E2:'ConsensusTime1-'.E20" chart:label-cell-address="'ConsensusTime1-'.E1:'ConsensusTime1-'.E1" chart:class="chart:area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Time</text:p>
                <draw:g>
                  <svg:desc>'ConsensusTime1-'.C1:'ConsensusTime1-'.C1</svg:desc>
                </draw:g>
              </table:table-cell>
              <table:table-cell office:value-type="string">
                <text:p>ConTimeInSec</text:p>
                <draw:g>
                  <svg:desc>'ConsensusTime1-'.D1:'ConsensusTime1-'.D1</svg:desc>
                </draw:g>
              </table:table-cell>
              <table:table-cell office:value-type="string">
                <text:p>PostTime</text:p>
                <draw:g>
                  <svg:desc>'ConsensusTime1-'.E1:'ConsensusTime1-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nsensusTime1-'.C2:'ConsensusTime1-'.C20</svg:desc>
                </draw:g>
              </table:table-cell>
              <table:table-cell office:value-type="float" office:value="0.0016072">
                <text:p>0.0016072</text:p>
                <draw:g>
                  <svg:desc>'ConsensusTime1-'.D2:'ConsensusTime1-'.D20</svg:desc>
                </draw:g>
              </table:table-cell>
              <table:table-cell office:value-type="float" office:value="0.63275703">
                <text:p>0.63275703</text:p>
                <draw:g>
                  <svg:desc>'ConsensusTime1-'.E2:'ConsensusTime1-'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9667125">
                <text:p>0.459667125</text:p>
              </table:table-cell>
              <table:table-cell office:value-type="float" office:value="1.346670674">
                <text:p>1.346670674</text:p>
              </table:table-cell>
              <table:table-cell office:value-type="float" office:value="1.304207097">
                <text:p>1.30420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28420849">
                <text:p>2.128420849</text:p>
              </table:table-cell>
              <table:table-cell office:value-type="float" office:value="2.113193872">
                <text:p>2.113193872</text:p>
              </table:table-cell>
              <table:table-cell office:value-type="float" office:value="1.552309119">
                <text:p>1.552309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810945705">
                <text:p>-1.810945705</text:p>
              </table:table-cell>
              <table:table-cell office:value-type="float" office:value="2.32361873">
                <text:p>2.32361873</text:p>
              </table:table-cell>
              <table:table-cell office:value-type="float" office:value="3.505633535">
                <text:p>3.505633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06893268">
                <text:p>2.506893268</text:p>
              </table:table-cell>
              <table:table-cell office:value-type="float" office:value="7.037228046">
                <text:p>7.037228046</text:p>
              </table:table-cell>
              <table:table-cell office:value-type="float" office:value="1.585976606">
                <text:p>1.585976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5794925">
                <text:p>3.125794925</text:p>
              </table:table-cell>
              <table:table-cell office:value-type="float" office:value="0.200897891">
                <text:p>0.200897891</text:p>
              </table:table-cell>
              <table:table-cell office:value-type="float" office:value="5.713252144">
                <text:p>5.713252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7410688">
                <text:p>1.417410688</text:p>
              </table:table-cell>
              <table:table-cell office:value-type="float" office:value="0.607047239">
                <text:p>0.607047239</text:p>
              </table:table-cell>
              <table:table-cell office:value-type="float" office:value="6.713149497">
                <text:p>6.713149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169674193">
                <text:p>-5.169674193</text:p>
              </table:table-cell>
              <table:table-cell office:value-type="float" office:value="14.113574479">
                <text:p>14.113574479</text:p>
              </table:table-cell>
              <table:table-cell office:value-type="float" office:value="5.437146754">
                <text:p>5.437146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7174801">
                <text:p>3.037174801</text:p>
              </table:table-cell>
              <table:table-cell office:value-type="float" office:value="6.79448525">
                <text:p>6.79448525</text:p>
              </table:table-cell>
              <table:table-cell office:value-type="float" office:value="4.576497645">
                <text:p>4.576497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35602534">
                <text:p>4.735602534</text:p>
              </table:table-cell>
              <table:table-cell office:value-type="float" office:value="3.025088895">
                <text:p>3.025088895</text:p>
              </table:table-cell>
              <table:table-cell office:value-type="float" office:value="4.330419483">
                <text:p>4.330419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32224473">
                <text:p>2.632224473</text:p>
              </table:table-cell>
              <table:table-cell office:value-type="float" office:value="0.83032263">
                <text:p>0.83032263</text:p>
              </table:table-cell>
              <table:table-cell office:value-type="float" office:value="4.736908641">
                <text:p>4.736908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851751963">
                <text:p>-3.851751963</text:p>
              </table:table-cell>
              <table:table-cell office:value-type="float" office:value="18.91704524">
                <text:p>18.91704524</text:p>
              </table:table-cell>
              <table:table-cell office:value-type="float" office:value="5.223914787">
                <text:p>5.223914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4155202">
                <text:p>0.754155202</text:p>
              </table:table-cell>
              <table:table-cell office:value-type="float" office:value="0.306639249">
                <text:p>0.306639249</text:p>
              </table:table-cell>
              <table:table-cell office:value-type="float" office:value="5.159732397">
                <text:p>5.159732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4580153999999">
                <text:p>0.414580153999999</text:p>
              </table:table-cell>
              <table:table-cell office:value-type="float" office:value="0.905488559">
                <text:p>0.905488559</text:p>
              </table:table-cell>
              <table:table-cell office:value-type="float" office:value="5.249876375">
                <text:p>5.249876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4258388">
                <text:p>1.184258388</text:p>
              </table:table-cell>
              <table:table-cell office:value-type="float" office:value="0.82919949">
                <text:p>0.82919949</text:p>
              </table:table-cell>
              <table:table-cell office:value-type="float" office:value="5.150584362">
                <text:p>5.150584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272304726">
                <text:p>-1.272304726</text:p>
              </table:table-cell>
              <table:table-cell office:value-type="float" office:value="3.619198303">
                <text:p>3.619198303</text:p>
              </table:table-cell>
              <table:table-cell office:value-type="float" office:value="5.756754679">
                <text:p>5.756754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23313677">
                <text:p>1.523313677</text:p>
              </table:table-cell>
              <table:table-cell office:value-type="float" office:value="0.607086759">
                <text:p>0.607086759</text:p>
              </table:table-cell>
              <table:table-cell office:value-type="float" office:value="5.03544046">
                <text:p>5.03544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88507109">
                <text:p>1.288507109</text:p>
              </table:table-cell>
              <table:table-cell office:value-type="float" office:value="0.103108611">
                <text:p>0.103108611</text:p>
              </table:table-cell>
              <table:table-cell office:value-type="float" office:value="5.191229208">
                <text:p>5.191229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9222886">
                <text:p>0.979222886</text:p>
              </table:table-cell>
              <table:table-cell office:value-type="float" office:value="0.54709956">
                <text:p>0.54709956</text:p>
              </table:table-cell>
              <table:table-cell office:value-type="float" office:value="5.614230514">
                <text:p>5.614230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